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204E0D3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3" calcext:value-type="float">
            <text:p>9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85" calcext:value-type="float">
            <text:p>8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8" calcext:value-type="float">
            <text:p>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91.3978494623656" calcext:value-type="float">
            <text:p>91.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204E0D35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00/00/00</text:date>, <text:time style:data-style-name="N2" text:time-value="00:11:26.61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3T00:11:48.652000000</dc:date>
    <meta:editing-duration>P2DT2H1M22S</meta:editing-duration>
    <meta:editing-cycles>226</meta:editing-cycles>
    <meta:generator>LibreOffice/24.8.6.2$Windows_X86_64 LibreOffice_project/6d98ba145e9a8a39fc57bcc76981d1fb1316c60c</meta:generator>
    <meta:document-statistic meta:table-count="1" meta:cell-count="739" meta:object-count="1"/>
  </office:meta>
</office:document-meta>
</file>